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roche de l'article :</text:p>
      <text:p text:style-name="P1"/>
      <text:p text:style-name="P2">Domaine de la RI. Dans un fond documentaire, l'algorithme extrait les éléments commun aux différents document et produit un ensemble de règle de construction de wrapper pour récupérer ces éléments.</text:p>
      <text:p text:style-name="Standard"/>
      <text:p text:style-name="P1">Ce qui nous interesse :</text:p>
      <text:p text:style-name="P1"/>
      <text:p text:style-name="Standard">Une fois les règles exprimant les patterns recherché crée, les auteurs utilisent un Pat tree (Practical Algorithm to Retrieve Information Coded in Alphanumeric) pour découvrir les patterns qui se répètent dans une chaîne de caractères. Structure arborescente qui construit toute les suffixes possible d'une chaîne de caractè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7T17:31:03</meta:creation-date>
    <meta:generator>LibreOffice/3.5$Linux_x86 LibreOffice_project/350m1$Build-2</meta:generator>
    <dc:date>2014-02-17T18:38:05</dc:date>
    <dc:creator>Asus </dc:creator>
    <meta:editing-duration>PT1H3M24S</meta:editing-duration>
    <meta:editing-cycles>6</meta:editing-cycles>
    <meta:document-statistic meta:table-count="0" meta:image-count="0" meta:object-count="0" meta:page-count="1" meta:paragraph-count="4" meta:word-count="86" meta:character-count="573" meta:non-whitespace-character-count="488"/>
  </office:meta>
</office:document-meta>
</file>